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rty 1: ____________________ (Referred to hereafter as the App Owner)</text:p>
      <text:p text:style-name="Standard">Party 2: ____________________ (Referred to hereafter as the Secondary App Developer)</text:p>
      <text:p text:style-name="Standard">App Name: _________________________________________________</text:p>
      <text:p text:style-name="Standard"/>
      <text:p text:style-name="Standard">Definitions:</text:p>
      <text:p text:style-name="Standard">App – The mobile device application being developed by the App Owner and the Secondary App Developer, which is named above, and is the app to which this contract pertains.</text:p>
      <text:p text:style-name="Standard">Developer – Any person or persons contributing to the development of the app, which may include but is not limited to App Related Content.</text:p>
      <text:p text:style-name="Standard">App Related Content - All ideas both written and discussed, whitepaper design, implemented design, computer code, graphics, icons, music, media, XML, etc... that make up any stage of the App's development, publication, and support, which pertain to the App.</text:p>
      <text:p text:style-name="Standard">Work week – A calendar week starting on a Monday and ending on a Saturday.</text:p>
      <text:p text:style-name="Standard"/>
      <text:p text:style-name="Standard">Item I:</text:p>
      <text:p text:style-name="Standard">The App Owner shall retain all rights to intellectual property and physical documentation of all app related content which may include but is not limited to App Related Content.</text:p>
      <text:p text:style-name="Standard"/>
      <text:p text:style-name="Standard">Item I, subsection A:</text:p>
      <text:p text:style-name="Standard">Item I shall remain in effect independent of the status of the App before, during, and after any imposed or agreed upon deadlines.</text:p>
      <text:p text:style-name="Standard"/>
      <text:p text:style-name="Standard">Item I, subsection B:</text:p>
      <text:p text:style-name="Standard">Transmission of App Owner title to a new person or persons may only be accomplished by a new and separate contract.</text:p>
      <text:p text:style-name="Standard"/>
      <text:p text:style-name="Standard">Item I, subsection C:</text:p>
      <text:p text:style-name="Standard">If in the event of App Owner title transmission, this contract shall become null and void.</text:p>
      <text:p text:style-name="Standard"/>
      <text:p text:style-name="Standard">Item II:</text:p>
      <text:p text:style-name="Standard">The App Owner shall share all App revenue with the Secondary App Developer at a ratio of _____ to _____, as a percentage of all monthly revenues, to be paid out by the App Owner on the last calendar day of each month.</text:p>
      <text:p text:style-name="Standard"/>
      <text:p text:style-name="Standard">Item II, subsection A</text:p>
      <text:p text:style-name="Standard">All App revenue sharing shall remain in effect per Item II for the duration of the App's publication on the Android Market, or until a new contract is agreed upon by the App Owner and the Secondary App Developer.</text:p>
      <text:p text:style-name="Standard"/>
      <text:p text:style-name="Standard">Item III:</text:p>
      <text:p text:style-name="Standard">The App Owner agrees to work a minimum of _____ hours per work week until the App is published.</text:p>
      <text:p text:style-name="Standard"/>
      <text:p text:style-name="Standard">Item III, subsection A:</text:p>
      <text:p text:style-name="Standard">The Secondary App Developer agrees to work a minimum of _____ hours per work week until the App is published.</text:p>
      <text:p text:style-name="Standard"/>
      <text:p text:style-name="Standard">Item IV:</text:p>
      <text:p text:style-name="Standard">The App shall be published by ____ (day), _____ (month), _____ (year), or until such a time as the App Owner and the Secondary App Developer can agree upon a new deadline.</text:p>
      <text:p text:style-name="Standard"><text:soft-page-break/></text:p>
      <text:p text:style-name="Standard">Item IV, subsection A:</text:p>
      <text:p text:style-name="Standard">If the deadline identified in Item IV shall pass before the App is published to the Android Market, this contract shall be null and void, all App Related Content that is not in the possession or control of the App owner shall be transmitted to him or her, and a new contract shall be redrafted within ___ calendar days.</text:p>
      <text:p text:style-name="Standard"/>
      <text:p text:style-name="Standard">Item IV, subsection B:</text:p>
      <text:p text:style-name="Standard">If a new contract is not drafted after the grace period defined in Item IV, subsection B, the Secondary App Developer is entitled to any and all future revenues produced by the App according to section II, irrespective of any further work that may occur on the part of other parties to publish the App.</text:p>
      <text:p text:style-name="Standard"/>
      <text:p text:style-name="Standard">Item IV, subsection C:</text:p>
      <text:p text:style-name="Standard">If either party fails to adhere to the work hours agreed to in Item III for reasons of laziness or lack of commitment (as defined by a change in priorities), all App Related Content shall be transferred to the App Owner, and the Secondary App Developer is entitled to any and all future revenues produced by the App according to section II, irrespective of any further work that may occur on the part of other parties to publish the App.</text:p>
      <text:p text:style-name="Standard"/>
      <text:p text:style-name="Standard">Item IV, subsection D:</text:p>
      <text:p text:style-name="Standard">If either party fails to adhere to the work hours agreed to in item III for reasons agreed to as legitimate by both parties, this contract shall be considered suspended, wherein no work can be done that will be protected by the contract, until ____ (day), ____ (month), ____ (year).</text:p>
      <text:p text:style-name="Standard"/>
      <text:p text:style-name="Standard">Item V:</text:p>
      <text:p text:style-name="Standard">The App Owner shall not draft a new contract for any reason, specified or unspecified within this contract, without written consent of the Secondary App Developer.</text:p>
      <text:p text:style-name="Standard"/>
      <text:p text:style-name="Standard">Item VI:</text:p>
      <text:p text:style-name="Standard">All App development related expenditures shall be covered on a per-item basis between the App Owner and the Secondary App Developer.</text:p>
      <text:p text:style-name="Standard"/>
      <text:p text:style-name="Standard">Item VI, subsection A:</text:p>
      <text:p text:style-name="Standard">No App related expenditure shall be binding without full written or verbal consent of all parties concer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meta:initial-creator>
    <meta:creation-date>2012-05-02T22:01:33</meta:creation-date>
    <dc:date>2012-05-02T22:53:41</dc:date>
    <dc:creator>Chris </dc:creator>
    <meta:editing-duration>PT20M37S</meta:editing-duration>
    <meta:editing-cycles>4</meta:editing-cycles>
    <meta:generator>LibreOffice/3.3$Linux LibreOffice_project/330m19$Build-401</meta:generator>
    <meta:document-statistic meta:table-count="0" meta:image-count="0" meta:object-count="0" meta:page-count="2" meta:paragraph-count="40" meta:word-count="735" meta:character-count="4188"/>
  </office:meta>
</office:document-meta>
</file>